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83708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13.1497916666667cm"/>
    </style:style>
    <style:style style:name="co5" style:family="table-column">
      <style:table-column-properties fo:break-before="auto" style:column-width="14.23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7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Zespół</text:p>
          </table:table-cell>
          <table:table-cell office:value-type="string" table:style-name="ce3">
            <text:p>Członkowie</text:p>
          </table:table-cell>
          <table:table-cell table:style-name="ce2"/>
          <table:table-cell office:value-type="string" table:style-name="ce4">
            <text:p>Dane wejściowe</text:p>
          </table:table-cell>
          <table:table-cell office:value-type="string" table:style-name="ce5">
            <text:p>Dane wyjściow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oftware architect</text:p>
          </table:table-cell>
          <table:table-cell office:value-type="string" table:style-name="ce8">
            <text:p>Paulina</text:p>
          </table:table-cell>
          <table:table-cell office:value-type="string" table:style-name="ce7">
            <text:p>Zasad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Zieliński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UI</text:p>
          </table:table-cell>
          <table:table-cell office:value-type="string" table:style-name="ce8">
            <text:p>Dominik</text:p>
          </table:table-cell>
          <table:table-cell office:value-type="string" table:style-name="ce7">
            <text:p>Grochal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rcin</text:p>
          </table:table-cell>
          <table:table-cell office:value-type="string" table:style-name="ce2">
            <text:p>Kajor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put/Output system</text:p>
          </table:table-cell>
          <table:table-cell office:value-type="string" table:style-name="ce8">
            <text:p>Krystian</text:p>
          </table:table-cell>
          <table:table-cell office:value-type="string" table:style-name="ce7">
            <text:p>Teliży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lena</text:p>
          </table:table-cell>
          <table:table-cell office:value-type="string" table:style-name="ce2">
            <text:p>Synowi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teractive ECG and VCG visualization modules</text:p>
          </table:table-cell>
          <table:table-cell office:value-type="string" table:style-name="ce8">
            <text:p>Katarzyna</text:p>
          </table:table-cell>
          <table:table-cell office:value-type="string" table:style-name="ce7">
            <text:p>Łukiewicz</text:p>
          </table:table-cell>
          <table:table-cell office:value-type="string" table:style-name="ce9">
            <text:p>Co nam moduły dostarczą :)</text:p>
          </table:table-cell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11">
            <text:p>Małgorzata</text:p>
          </table:table-cell>
          <table:table-cell office:value-type="string" table:style-name="ce12">
            <text:p>Góra</text:p>
          </table:table-cell>
          <table:table-cell office:value-type="string" table:style-name="ce13">
            <text:p>Prosimy<text:span text:style-name="T1"><text:s/>o precyzowanie przez modyły jaki będzie format danych wyjściowych<text:s/></text:span><text:span text:style-name="T1">DOKŁADNIE!! np. przetworzony cały sygnał -<text:s/></text:span>Vector&lt;double&gt;<text:span text:style-name="T1"><text:s/>(czyli amplitudy<text:s/></text:span><text:span text:style-name="T1">kolejnych próbek), parametry jakieśtam do wyświetlenia w tabeli -</text:span><text:s/>map&lt;Qstring,double&gt;<text:span text:style-name="T1"><text:s/>(gdzie Qstring to nazwa parametru a double to jego<text:s/></text:span><text:span text:style-name="T1">wartość), jeśli to dane do histogramu - poprosimy<text:s/></text:span>Vector&lt;double&gt;<text:span text:style-name="T1">, jako wartości<text:s/></text:span><text:span text:style-name="T1">kolejnych słupków i jakiś<text:s/></text:span>double<text:span text:style-name="T1">, który będzie szerokością słupka, <text:s/>jeżeli to np.<text:s/></text:span><text:span text:style-name="T1">wykryte załamki to poprosimy<text:s/></text:span>Vector&lt;double&gt;<text:span text:style-name="T1"><text:s/>- czyli numery tychże próbek, dla<text:s/></text:span><text:span text:style-name="T1">których 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Prosimy<text:span text:style-name="T1"><text:s/>o<text:s/></text:span><text:span text:style-name="T1">precyzowanie przez modyły jaki będzie format danych wyjściowych DOKŁADNIE!!<text:s/></text:span><text:span text:style-name="T1">np. przetworzony cały sygnał -<text:s/></text:span>Vector&lt;double&gt;<text:span text:style-name="T1"><text:s/>(czyli amplitudy kolejnych<text:s/></text:span><text:span text:style-name="T1">próbek), parametry jakieśtam do wyświetlenia w tabeli -</text:span><text:s/>map&lt;Qstring,double&gt;<text:span text:style-name="T1"><text:s/></text:span><text:span text:style-name="T1">(gdzie Qstring to nazwa parametru a double to jego wartość), jeśli to dane do<text:s/></text:span><text:span text:style-name="T1">histogramu - poprosimy<text:s/></text:span>Vector&lt;double&gt;<text:span text:style-name="T1">, jako wartości kolejnych słupków i jakiś<text:s/></text:span>double<text:span text:style-name="T1">, który będzie szerokością słupka, <text:s/>jeżeli to np. wykryte załamki to<text:s/></text:span><text:span text:style-name="T1">poprosimy<text:s/></text:span>Vector&lt;double&gt;<text:span text:style-name="T1"><text:s/>- czyli numery tychże próbek, dla których<text:s/></text:span><text:span text:style-name="T1">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Prosimy<text:span text:style-name="T1"><text:s/>o<text:s/></text:span><text:span text:style-name="T1">precyzowanie przez modyły jaki będzie format danych wyjściowych DOKŁADNIE!!<text:s/></text:span><text:span text:style-name="T1">np. przetworzony cały sygnał -<text:s/></text:span>Vector&lt;double&gt;<text:span text:style-name="T1"><text:s/>(czyli amplitudy kolejnych<text:s/></text:span><text:span text:style-name="T1">próbek), parametry jakieśtam do wyświetlenia w tabeli -</text:span><text:s/>map&lt;Qstring,double&gt;<text:span text:style-name="T1"><text:s/></text:span><text:span text:style-name="T1">(gdzie Qstring to nazwa parametru a double to jego wartość), jeśli to dane do<text:s/></text:span><text:span text:style-name="T1">histogramu - poprosimy<text:s/></text:span>Vector&lt;double&gt;<text:span text:style-name="T1">, jako wartości kolejnych słupków i jakiś<text:s/></text:span>double<text:span text:style-name="T1">, który będzie szerokością słupka, <text:s/>jeżeli to np. wykryte załamki to<text:s/></text:span><text:span text:style-name="T1">poprosimy<text:s/></text:span>Vector&lt;double&gt;<text:span text:style-name="T1"><text:s/>- czyli numery tychże próbek, dla których<text:s/></text:span><text:span text:style-name="T1">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G_BASELINE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Gołębiowska</text:p>
          </table:table-cell>
          <table:table-cell office:value-type="string" table:style-name="ce9">
            <text:p>Vector &lt;double&gt; od modułu I/O - nieprzefiltrowany sygnał</text:p>
          </table:table-cell>
          <table:table-cell office:value-type="string" table:style-name="ce10">
            <text:p>Vector &lt;double&gt; <text:s/>- przefiltrowany sygnał z usuniętą linią bazową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onika</text:p>
          </table:table-cell>
          <table:table-cell office:value-type="string" table:style-name="ce2">
            <text:p>Zakrzewska-Szabat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_PEAKS</text:p>
          </table:table-cell>
          <table:table-cell office:value-type="string" table:style-name="ce8">
            <text:p>Kaja</text:p>
          </table:table-cell>
          <table:table-cell office:value-type="string" table:style-name="ce7">
            <text:p>Bara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ojdy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IG_EDR</text:p>
          </table:table-cell>
          <table:table-cell office:value-type="string" table:style-name="ce8">
            <text:p>Agnieszka</text:p>
          </table:table-cell>
          <table:table-cell office:value-type="string" table:style-name="ce7">
            <text:p>Kania</text:p>
          </table:table-cell>
          <table:table-cell office:value-type="string" table:number-columns-spanned="1" table:number-rows-spanned="2" table:style-name="ce18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office:value-type="string" table:number-columns-spanned="1" table:number-rows-spanned="2" table:style-name="ce19">
            <text:p>OUT: vector&lt;double&gt; - sygnał oddechowy (EDR), czyli amplituda sygnału w kolejnych wartościach próbek, wykres EDR</text:p>
          </table:table-cell>
          <table:table-cell table:number-columns-repeated="16379"/>
        </table:table-row>
        <table:table-row table:style-name="ro3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eydu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VCG_T_LOOP</text:p>
          </table:table-cell>
          <table:table-cell office:value-type="string" table:style-name="ce8">
            <text:p>Anna</text:p>
          </table:table-cell>
          <table:table-cell office:value-type="string" table:style-name="ce7">
            <text:p>Kozioł</text:p>
          </table:table-cell>
          <table:table-cell office:value-type="string" table:number-columns-spanned="1" table:number-rows-spanned="2" table:style-name="ce20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office:value-type="string" table:number-columns-spanned="1" table:number-rows-spanned="2" table:style-name="ce21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na</text:p>
          </table:table-cell>
          <table:table-cell office:value-type="string" table:style-name="ce2">
            <text:p>Czesa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1</text:p>
          </table:table-cell>
          <table:table-cell office:value-type="string" table:style-name="ce8">
            <text:p>Wojciech</text:p>
          </table:table-cell>
          <table:table-cell office:value-type="string" table:style-name="ce7">
            <text:p>Sałęga</text:p>
          </table:table-cell>
          <table:table-cell office:value-type="string" table:number-columns-spanned="1" table:number-rows-spanned="2" table:style-name="ce22">
            <text:p>double - czestoliwosc probkowania, vector&lt;double&gt; - kolejne piki R z modulu R_peaks lub czas ich wystepienia</text:p>
          </table:table-cell>
          <table:table-cell office:value-type="string" table:number-columns-spanned="1" table:number-rows-spanned="2" table:style-name="ce23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ariusz</text:p>
          </table:table-cell>
          <table:table-cell office:value-type="string" table:style-name="ce2">
            <text:p>Kyrcz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2</text:p>
          </table:table-cell>
          <table:table-cell office:value-type="string" table:style-name="ce8">
            <text:p>Marta</text:p>
          </table:table-cell>
          <table:table-cell office:value-type="string" table:style-name="ce7">
            <text:p>Pomykał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Skałka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WAVES</text:p>
          </table:table-cell>
          <table:table-cell office:value-type="string" table:style-name="ce8">
            <text:p>Karol</text:p>
          </table:table-cell>
          <table:table-cell office:value-type="string" table:style-name="ce7">
            <text:p>Swat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ominika</text:p>
          </table:table-cell>
          <table:table-cell office:value-type="string" table:style-name="ce2">
            <text:p>Wit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4">
          <table:table-cell office:value-type="string" table:style-name="ce7">
            <text:p>HEART_CLASS</text:p>
          </table:table-cell>
          <table:table-cell office:value-type="string" table:style-name="ce8">
            <text:p>Ola</text:p>
          </table:table-cell>
          <table:table-cell office:value-type="string" table:style-name="ce7">
            <text:p>Siedlarczyk</text:p>
          </table:table-cell>
          <table:table-cell table:style-name="ce9"/>
          <table:table-cell office:value-type="string" table:style-name="ce14">
            <text:p>Struktura z 3 wektorami - normalne, komorowe i inne QRSy. Wartościami będzie numer QRSa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6379"/>
        </table:table-row>
        <table:table-row table:style-name="ro4">
          <table:table-cell table:style-name="ce2"/>
          <table:table-cell office:value-type="string" table:style-name="ce3">
            <text:p>Mateusz</text:p>
          </table:table-cell>
          <table:table-cell office:value-type="string" table:style-name="ce2">
            <text:p>Stala</text:p>
          </table:table-cell>
          <table:table-cell office:value-type="string" table:style-name="ce15">
            <text:p>Dwa wektory: QRSonset i QRSend. Zakładamy, że wartościami będą numery próbek, w których występuje dany punkt. Oczywiście długość obydwu wektorów musi być taka sama. Dodatkowo sygnał z ECG_BASELINe - zakładamy, że będzie to jeden wektor typu double z amplitudami kolejnych próbek.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T_SEGMENT</text:p>
          </table:table-cell>
          <table:table-cell office:value-type="string" table:style-name="ce8">
            <text:p>Sabina</text:p>
          </table:table-cell>
          <table:table-cell office:value-type="string" table:style-name="ce7">
            <text:p>Mazur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eksandra</text:p>
          </table:table-cell>
          <table:table-cell office:value-type="string" table:style-name="ce2">
            <text:p>Pałosz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LEEP_APNEA</text:p>
          </table:table-cell>
          <table:table-cell office:value-type="string" table:style-name="ce8">
            <text:p>Łukasz</text:p>
          </table:table-cell>
          <table:table-cell office:value-type="string" table:style-name="ce7">
            <text:p>Polacz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Durlej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T_WAVE_ALT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Pyk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Żaneta</text:p>
          </table:table-cell>
          <table:table-cell office:value-type="string" table:style-name="ce2">
            <text:p>Kowalczy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5">
          <table:table-cell office:value-type="string" table:style-name="ce7">
            <text:p>ATRIAL_FIBR</text:p>
          </table:table-cell>
          <table:table-cell office:value-type="string" table:style-name="ce8">
            <text:p>Adrian</text:p>
          </table:table-cell>
          <table:table-cell office:value-type="string" table:style-name="ce7">
            <text:p>Szindler</text:p>
          </table:table-cell>
          <table:table-cell office:value-type="string" table:style-name="ce16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office:value-type="string" table:style-name="ce17">
            <text:p>map&lt;string,double&gt; najwyższa amplituda sygnału af, map&lt;string,double&gt; częstotliwość dominująca, vector&lt;double&gt; początek i koniec af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Szymon</text:p>
          </table:table-cell>
          <table:table-cell office:value-type="string" table:style-name="ce2">
            <text:p>Li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QT_DISP</text:p>
          </table:table-cell>
          <table:table-cell office:value-type="string" table:style-name="ce8">
            <text:p>Karolina</text:p>
          </table:table-cell>
          <table:table-cell office:value-type="string" table:style-name="ce7">
            <text:p>Zając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Woszcz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HRT</text:p>
          </table:table-cell>
          <table:table-cell office:value-type="string" table:style-name="ce8">
            <text:p>Monika</text:p>
          </table:table-cell>
          <table:table-cell office:value-type="string" table:style-name="ce7">
            <text:p>Matyasi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icja</text:p>
          </table:table-cell>
          <table:table-cell office:value-type="string" table:style-name="ce2">
            <text:p>Nabiel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TOPIC_BEAT</text:p>
          </table:table-cell>
          <table:table-cell office:value-type="string" table:style-name="ce8">
            <text:p>Patrycja</text:p>
          </table:table-cell>
          <table:table-cell office:value-type="string" table:style-name="ce7">
            <text:p>Donath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Patrycja</text:p>
          </table:table-cell>
          <table:table-cell office:value-type="string" table:style-name="ce2">
            <text:p>Bizoń</text:p>
          </table:table-cell>
          <table:table-cell table:style-name="ce4"/>
          <table:table-cell table:style-name="ce5"/>
          <table:table-cell table:number-columns-repeated="16379"/>
        </table:table-row>
        <table:table-row table:number-rows-repeated="104853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stala</dc:creator>
    <dc:date>2015-01-10T14:09:50Z</dc:date>
    <meta:editing-cycles>3</meta:editing-cycles>
    <meta:editing-duration>PT36S</meta:editing-duration>
  </office:meta>
</office:document-meta>
</file>